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out</text:p>
          </table:table-cell>
          <table:table-cell office:value-type="string" calcext:value-type="string">
            <text:p>Fref</text:p>
          </table:table-cell>
          <table:table-cell office:value-type="string" calcext:value-type="string">
            <text:p>DIVQ</text:p>
          </table:table-cell>
          <table:table-cell office:value-type="string" calcext:value-type="string">
            <text:p>DIVF</text:p>
          </table:table-cell>
          <table:table-cell office:value-type="string" calcext:value-type="string">
            <text:p>VCO</text:p>
          </table:table-cell>
        </table:table-row>
        <table:table-row table:style-name="ro1">
          <table:table-cell office:value-type="float" office:value="24.576" calcext:value-type="float">
            <text:p>24,57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([.$A$2]*POWER(2;[.C2]))/[.$B$2]-1" office:value-type="float" office:value="3.096" calcext:value-type="float">
            <text:p>3,096</text:p>
          </table:table-cell>
          <table:table-cell table:formula="of:=[.$A$2]*[.D2]" office:value-type="float" office:value="76.087296" calcext:value-type="float">
            <text:p>76,08729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([.$A$2]*POWER(2;[.C3]))/[.$B$2]-1" office:value-type="float" office:value="7.192" calcext:value-type="float">
            <text:p>7,192</text:p>
          </table:table-cell>
          <table:table-cell table:formula="of:=[.$A$2]*[.D3]" office:value-type="float" office:value="176.750592" calcext:value-type="float">
            <text:p>176,75059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([.$A$2]*POWER(2;[.C4]))/[.$B$2]-1" office:value-type="float" office:value="15.384" calcext:value-type="float">
            <text:p>15,384</text:p>
          </table:table-cell>
          <table:table-cell table:formula="of:=[.$A$2]*[.D4]" office:value-type="float" office:value="378.077184" calcext:value-type="float">
            <text:p>378,07718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([.$A$2]*POWER(2;[.C5]))/[.$B$2]-1" office:value-type="float" office:value="31.768" calcext:value-type="float">
            <text:p>31,768</text:p>
          </table:table-cell>
          <table:table-cell table:formula="of:=[.$A$2]*[.D5]" office:value-type="float" office:value="780.730368" calcext:value-type="float">
            <text:p>780,73036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([.$A$2]*POWER(2;[.C6]))/[.$B$2]-1" office:value-type="float" office:value="64.536" calcext:value-type="float">
            <text:p>64,536</text:p>
          </table:table-cell>
          <table:table-cell table:formula="of:=[.$A$2]*[.D6]" office:value-type="float" office:value="1586.036736" calcext:value-type="float">
            <text:p>1586,03673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([.$A$2]*POWER(2;[.C7]))/[.$B$2]-1" office:value-type="float" office:value="130.072" calcext:value-type="float">
            <text:p>130,072</text:p>
          </table:table-cell>
          <table:table-cell table:formula="of:=[.$A$2]*[.D7]" office:value-type="float" office:value="3196.649472" calcext:value-type="float">
            <text:p>3196,649472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([.$A$2]*POWER(2;[.C8]))/[.$B$2]-1" office:value-type="float" office:value="261.144" calcext:value-type="float">
            <text:p>261,144</text:p>
          </table:table-cell>
          <table:table-cell table:formula="of:=[.$A$2]*[.D8]" office:value-type="float" office:value="6417.874944" calcext:value-type="float">
            <text:p>6417,8749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1T00:57:40.969761145</meta:creation-date>
    <dc:date>2022-12-11T02:06:24.244170891</dc:date>
    <meta:editing-duration>PT28M23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